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B standardization initiativ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<text:a xlink:href="http://voicebiometry.org/" xlink:type="simple">http://voicebiometry.org/</text:a> I-vector based system</text:p>
              </text:list-item>
              <text:list-item>
                <text:p text:style-name="P1">Features – MFCCs</text:p>
              </text:list-item>
              <text:list-item>
                <text:p text:style-name="P1">UBM – trained on NIST SRE 2004-2008 </text:p>
              </text:list-item>
              <text:list-item>
                <text:p text:style-name="P1">Extractor – UBM data + Switchboard 2 (phases 2 and 3) + Fisher English (phases 1 and 2)</text:p>
              </text:list-item>
              <text:list-item>
                <text:p text:style-name="P1">Python implementation</text:p>
              </text:list-item>
              <text:list-item>
                <text:p text:style-name="P1">Diarization implementation based on VBSI - https://github.com/Jamiroquai88/VBDiar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ystem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ing soon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3:09:25.792637609</meta:creation-date>
    <dc:date>2017-07-17T13:21:26.701750423</dc:date>
    <meta:editing-duration>PT12M</meta:editing-duration>
    <meta:editing-cycles>2</meta:editing-cycles>
    <meta:generator>LibreOffice/5.3.1.2$Linux_X86_64 LibreOffice_project/30m0$Build-2</meta:generator>
    <meta:document-statistic meta:object-count="29"/>
  </office:meta>
</office:document-meta>
</file>